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aed9" draw:fill="none" draw:fill-color="#ffffff" fo:padding-top="-0.03cm" fo:padding-bottom="-0.03cm" fo:padding-left="-0.03cm" fo:padding-right="-0.03cm"/>
    </style:style>
    <style:style style:name="gr2" style:family="graphic" style:parent-style-name="standard">
      <style:graphic-properties svg:stroke-width="0.2cm" svg:stroke-color="#00aed9" draw:fill="none" draw:fill-color="#ffffff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width="0.2cm" draw:fill-color="#000000"/>
    </style:style>
    <style:style style:name="gr4" style:family="graphic" style:parent-style-name="standard">
      <style:graphic-properties svg:stroke-width="0.1cm" svg:stroke-color="#00aed9" draw:fill="none" draw:fill-color="#ffffff"/>
    </style:style>
    <style:style style:name="gr5" style:family="graphic" style:parent-style-name="standard">
      <style:graphic-properties draw:stroke="none" svg:stroke-width="0.1cm" draw:fill-color="#00aed9"/>
    </style:style>
    <style:style style:name="gr6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7" style:family="graphic" style:parent-style-name="standard">
      <style:graphic-properties draw:stroke="none" svg:stroke-width="0.04cm" draw:fill-color="#00aed9"/>
    </style:style>
    <style:style style:name="gr8" style:family="graphic" style:parent-style-name="standard">
      <style:graphic-properties draw:stroke="none" svg:stroke-width="0.04cm" draw:fill-color="#ffffff"/>
    </style:style>
  </office:automatic-styles>
  <office:body>
    <office:drawing>
      <draw:page draw:name="page1" draw:style-name="dp1" draw:master-page-name="Default">
        <draw:g>
          <draw:glue-point draw:id="4" svg:x="-3.579cm" svg:y="-5cm"/>
          <draw:glue-point draw:id="5" svg:x="3.285cm" svg:y="-5cm"/>
          <draw:glue-point draw:id="6" svg:x="0cm" svg:y="5cm"/>
          <draw:glue-point draw:id="7" svg:x="-5cm" svg:y="0.169cm"/>
          <draw:glue-point draw:id="8" svg:x="-5cm" svg:y="3.04cm"/>
          <draw:glue-point draw:id="9" svg:x="-5cm" svg:y="1.605cm"/>
          <draw:glue-point draw:id="10" svg:x="5cm" svg:y="0.169cm"/>
          <draw:glue-point draw:id="11" svg:x="5cm" svg:y="3.04cm"/>
          <draw:glue-point draw:id="12" svg:x="5cm" svg:y="1.605cm"/>
          <draw:glue-point draw:id="13" svg:x="-0.033cm" svg:y="0.514cm"/>
          <draw:line draw:style-name="gr1" draw:layer="layout" svg:x1="1.644cm" svg:y1="0.921cm" svg:x2="1.644cm" svg:y2="0.023cm">
            <text:p/>
          </draw:line>
          <draw:line draw:style-name="gr2" draw:layer="layout" svg:x1="1.644cm" svg:y1="0.907cm" svg:x2="1.644cm" svg:y2="0.291cm">
            <text:p/>
          </draw:line>
          <draw:polygon draw:style-name="gr3" draw:layer="layout" svg:width="0.055cm" svg:height="0.11cm" svg:x="1.615cm" svg:y="0cm" svg:viewBox="0 0 56 111" draw:points="56,111 0,111 0,0 56,0">
            <text:p/>
          </draw:polygon>
          <draw:polygon draw:style-name="gr4" draw:layer="layout" svg:width="0.055cm" svg:height="0.11cm" svg:x="1.615cm" svg:y="0cm" svg:viewBox="0 0 56 111" draw:points="56,111 0,111 0,0 56,0">
            <text:p/>
          </draw:polygon>
          <draw:line draw:style-name="gr1" draw:layer="layout" svg:x1="0.315cm" svg:y1="0.921cm" svg:x2="0.315cm" svg:y2="0.023cm">
            <text:p/>
          </draw:line>
          <draw:line draw:style-name="gr2" draw:layer="layout" svg:x1="0.315cm" svg:y1="0.907cm" svg:x2="0.315cm" svg:y2="0.291cm">
            <text:p/>
          </draw:line>
          <draw:polygon draw:style-name="gr3" draw:layer="layout" svg:width="0.055cm" svg:height="0.11cm" svg:x="0.286cm" svg:y="0cm" svg:viewBox="0 0 56 111" draw:points="56,111 0,111 0,0 56,0">
            <text:p/>
          </draw:polygon>
          <draw:polygon draw:style-name="gr4" draw:layer="layout" svg:width="0.055cm" svg:height="0.11cm" svg:x="0.286cm" svg:y="0cm" svg:viewBox="0 0 56 111" draw:points="56,111 0,111 0,0 56,0">
            <text:p/>
          </draw:polygon>
          <draw:path draw:style-name="gr5" draw:layer="layout" svg:width="2.016cm" svg:height="0.971cm" svg:x="0cm" svg:y="1.034cm" svg:viewBox="0 0 2017 972" svg:d="m2017 0c0 214-450 395-1009 395s-1008-176-1008-395v576c0 220 449 396 1008 396s1009-176 1009-396z">
            <text:p/>
          </draw:path>
          <draw:path draw:style-name="gr6" draw:layer="layout" svg:width="2.016cm" svg:height="0.971cm" svg:x="0cm" svg:y="1.034cm" svg:viewBox="0 0 2017 972" svg:d="m2017 0c0 214-450 395-1009 395s-1008-176-1008-395v576c0 220 449 396 1008 396s1009-176 1009-396z">
            <text:p/>
          </draw:path>
          <draw:path draw:style-name="gr7" draw:layer="layout" svg:width="2.016cm" svg:height="0.789cm" svg:x="0cm" svg:y="0.642cm" svg:viewBox="0 0 2017 790" svg:d="m1008 790c559 0 1009-176 1009-396 0-219-450-394-1009-394s-1008 175-1008 394c0 214 449 396 1008 396z">
            <text:p/>
          </draw:path>
          <draw:path draw:style-name="gr6" draw:layer="layout" svg:width="2.016cm" svg:height="0.789cm" svg:x="0cm" svg:y="0.642cm" svg:viewBox="0 0 2017 790" svg:d="m1008 790c559 0 1009-176 1009-396 0-219-450-394-1009-394s-1008 175-1008 394c0 214 449 396 1008 396z">
            <text:p/>
          </draw:path>
          <draw:polygon draw:style-name="gr8" draw:layer="layout" svg:width="0.726cm" svg:height="0.232cm" svg:x="0.129cm" svg:y="0.846cm" svg:viewBox="0 0 727 233" draw:points="645,33 727,160 415,233 486,177 0,94 120,0 590,83">
            <text:p/>
          </draw:polygon>
          <draw:polygon draw:style-name="gr8" draw:layer="layout" svg:width="0.708cm" svg:height="0.222cm" svg:x="1.164cm" svg:y="0.998cm" svg:viewBox="0 0 709 223" draw:points="54,184 0,56 285,0 236,45 709,128 593,223 120,134">
            <text:p/>
          </draw:polygon>
          <draw:polygon draw:style-name="gr8" draw:layer="layout" svg:width="0.378cm" svg:height="0.244cm" svg:x="1.004cm" svg:y="0.725cm" svg:viewBox="0 0 379 245" draw:points="55,87 373,0 379,136 302,120 148,245 0,223 159,98">
            <text:p/>
          </draw:polygon>
          <draw:polygon draw:style-name="gr8" draw:layer="layout" svg:width="0.401cm" svg:height="0.268cm" svg:x="0.615cm" svg:y="1.094cm" svg:viewBox="0 0 402 269" draw:points="313,214 11,269 0,126 88,142 253,0 402,27 225,18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ireless router</dc:title>
    <meta:creation-date>2011-02-07T16:46:17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